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48a" officeooo:paragraph-rsid="0056c2ad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710a65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083960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796d75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843ca6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85a0a4"/>
    </style:style>
    <style:style style:name="P7" style:family="paragraph" style:parent-style-name="Standard">
      <style:paragraph-properties fo:text-align="center" style:justify-single-word="false"/>
      <style:text-properties officeooo:rsid="0008348a" officeooo:paragraph-rsid="00860b1f"/>
    </style:style>
    <style:style style:name="P8" style:family="paragraph" style:parent-style-name="Standard">
      <style:paragraph-properties fo:text-align="center" style:justify-single-word="false"/>
      <style:text-properties officeooo:rsid="0008348a" officeooo:paragraph-rsid="0088724d"/>
    </style:style>
    <style:style style:name="P9" style:family="paragraph" style:parent-style-name="Standard">
      <style:paragraph-properties fo:text-align="center" style:justify-single-word="false"/>
      <style:text-properties officeooo:rsid="0008348a" officeooo:paragraph-rsid="00872c1a"/>
    </style:style>
    <style:style style:name="P10" style:family="paragraph" style:parent-style-name="Standard">
      <style:paragraph-properties fo:text-align="center" style:justify-single-word="false"/>
      <style:text-properties officeooo:rsid="0008348a" officeooo:paragraph-rsid="008bfa72"/>
    </style:style>
    <style:style style:name="P11" style:family="paragraph" style:parent-style-name="Standard">
      <style:paragraph-properties fo:text-align="center" style:justify-single-word="false"/>
      <style:text-properties officeooo:rsid="0008348a" officeooo:paragraph-rsid="008db47c"/>
    </style:style>
    <style:style style:name="P12" style:family="paragraph" style:parent-style-name="Standard">
      <style:paragraph-properties fo:text-align="center" style:justify-single-word="false"/>
      <style:text-properties officeooo:rsid="0008348a" officeooo:paragraph-rsid="008fbce4"/>
    </style:style>
    <style:style style:name="P13" style:family="paragraph" style:parent-style-name="Standard">
      <style:paragraph-properties fo:text-align="center" style:justify-single-word="false"/>
      <style:text-properties officeooo:rsid="0008348a" officeooo:paragraph-rsid="00872555"/>
    </style:style>
    <style:style style:name="P14" style:family="paragraph" style:parent-style-name="Standard">
      <style:paragraph-properties fo:text-align="center" style:justify-single-word="false"/>
      <style:text-properties officeooo:rsid="0008348a" officeooo:paragraph-rsid="00964b4e"/>
    </style:style>
    <style:style style:name="P15" style:family="paragraph" style:parent-style-name="Standard">
      <style:paragraph-properties fo:text-align="center" style:justify-single-word="false"/>
      <style:text-properties officeooo:rsid="0008348a" officeooo:paragraph-rsid="0097f0d4"/>
    </style:style>
    <style:style style:name="P16" style:family="paragraph" style:parent-style-name="Standard">
      <style:text-properties officeooo:rsid="0008348a" officeooo:paragraph-rsid="00083960"/>
    </style:style>
    <style:style style:name="P17" style:family="paragraph" style:parent-style-name="Standard">
      <style:text-properties officeooo:rsid="0008348a" officeooo:paragraph-rsid="000aec97"/>
    </style:style>
    <style:style style:name="P18" style:family="paragraph" style:parent-style-name="Standard">
      <style:paragraph-properties fo:text-align="start" style:justify-single-word="false"/>
      <style:text-properties officeooo:rsid="0008348a" officeooo:paragraph-rsid="0016016a"/>
    </style:style>
    <style:style style:name="P19" style:family="paragraph" style:parent-style-name="Standard">
      <style:text-properties officeooo:rsid="0008348a" officeooo:paragraph-rsid="002bde97"/>
    </style:style>
    <style:style style:name="P20" style:family="paragraph" style:parent-style-name="Standard">
      <style:text-properties officeooo:rsid="0008348a" officeooo:paragraph-rsid="0037ab65"/>
    </style:style>
    <style:style style:name="P21" style:family="paragraph" style:parent-style-name="Standard">
      <style:text-properties officeooo:rsid="0008348a" officeooo:paragraph-rsid="004ae9ad"/>
    </style:style>
    <style:style style:name="P22" style:family="paragraph" style:parent-style-name="Standard">
      <style:paragraph-properties fo:text-align="center" style:justify-single-word="false"/>
      <style:text-properties officeooo:paragraph-rsid="00083960"/>
    </style:style>
    <style:style style:name="P23" style:family="paragraph" style:parent-style-name="Standard">
      <style:paragraph-properties fo:text-align="center" style:justify-single-word="false"/>
      <style:text-properties officeooo:paragraph-rsid="00615d3e"/>
    </style:style>
    <style:style style:name="P24" style:family="paragraph" style:parent-style-name="Standard">
      <style:paragraph-properties fo:text-align="center" style:justify-single-word="false"/>
      <style:text-properties officeooo:paragraph-rsid="00796d75"/>
    </style:style>
    <style:style style:name="P25" style:family="paragraph" style:parent-style-name="Standard">
      <style:paragraph-properties fo:text-align="center" style:justify-single-word="false"/>
      <style:text-properties officeooo:paragraph-rsid="0085a0a4"/>
    </style:style>
    <style:style style:name="P26" style:family="paragraph" style:parent-style-name="Standard">
      <style:paragraph-properties fo:text-align="center" style:justify-single-word="false"/>
      <style:text-properties officeooo:paragraph-rsid="0097f0d4"/>
    </style:style>
    <style:style style:name="P27" style:family="paragraph" style:parent-style-name="Standard">
      <style:text-properties officeooo:rsid="000e6d88" officeooo:paragraph-rsid="000e6d88"/>
    </style:style>
    <style:style style:name="P28" style:family="paragraph" style:parent-style-name="Standard">
      <style:text-properties officeooo:rsid="000e6d88" officeooo:paragraph-rsid="004ae9ad"/>
    </style:style>
    <style:style style:name="P29" style:family="paragraph" style:parent-style-name="Standard">
      <style:paragraph-properties fo:text-align="center" style:justify-single-word="false"/>
      <style:text-properties officeooo:rsid="000e6d88" officeooo:paragraph-rsid="00719e32"/>
    </style:style>
    <style:style style:name="P30" style:family="paragraph" style:parent-style-name="Standard">
      <style:paragraph-properties fo:text-align="center" style:justify-single-word="false"/>
      <style:text-properties officeooo:rsid="000e6d88" officeooo:paragraph-rsid="0072a00f"/>
    </style:style>
    <style:style style:name="P31" style:family="paragraph" style:parent-style-name="Standard">
      <style:paragraph-properties fo:text-align="center" style:justify-single-word="false"/>
      <style:text-properties officeooo:rsid="000e6d88" officeooo:paragraph-rsid="0085a0a4"/>
    </style:style>
    <style:style style:name="P32" style:family="paragraph" style:parent-style-name="Standard">
      <style:paragraph-properties fo:text-align="center" style:justify-single-word="false"/>
      <style:text-properties officeooo:rsid="000e6d88" officeooo:paragraph-rsid="00872c1a"/>
    </style:style>
    <style:style style:name="P33" style:family="paragraph" style:parent-style-name="Standard">
      <style:text-properties officeooo:rsid="000e6d88" officeooo:paragraph-rsid="0097f0d4"/>
    </style:style>
    <style:style style:name="P34" style:family="paragraph" style:parent-style-name="Standard">
      <style:text-properties officeooo:paragraph-rsid="004ae9ad"/>
    </style:style>
    <style:style style:name="P35" style:family="paragraph" style:parent-style-name="Standard">
      <style:text-properties officeooo:paragraph-rsid="002bde97"/>
    </style:style>
    <style:style style:name="P36" style:family="paragraph" style:parent-style-name="Standard">
      <style:text-properties officeooo:paragraph-rsid="0019d5ed"/>
    </style:style>
    <style:style style:name="P37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3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0e6d88"/>
    </style:style>
    <style:style style:name="P3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97f0d4"/>
    </style:style>
    <style:style style:name="P40" style:family="paragraph" style:parent-style-name="Standard">
      <style:paragraph-properties fo:break-before="page"/>
      <style:text-properties officeooo:rsid="000e6d88" officeooo:paragraph-rsid="000e6d88"/>
    </style:style>
    <style:style style:name="P41" style:family="paragraph" style:parent-style-name="Standard">
      <style:paragraph-properties fo:break-before="page"/>
      <style:text-properties officeooo:rsid="000e6d88" officeooo:paragraph-rsid="0097f0d4"/>
    </style:style>
    <style:style style:name="P42" style:family="paragraph" style:parent-style-name="Standard">
      <style:paragraph-properties fo:text-align="center" style:justify-single-word="false" fo:break-before="page"/>
      <style:text-properties officeooo:paragraph-rsid="00796d75"/>
    </style:style>
    <style:style style:name="P43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44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0aec97"/>
    </style:style>
    <style:style style:name="P45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37ab65"/>
    </style:style>
    <style:style style:name="T1" style:family="text">
      <style:text-properties officeooo:rsid="00719e32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6"/>
      <text:p text:style-name="P3"/>
      <text:p text:style-name="P4"><draw:frame draw:style-name="fr1" draw:name="Object21" text:anchor-type="as-char" svg:y="-0.6681in" svg:width="1.1362in" svg:height="1.2193in" draw:z-index="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4"><draw:frame draw:style-name="fr1" draw:name="Object32" text:anchor-type="as-char" svg:y="-1.2398in" svg:width="1.8181in" svg:height="2.3846in" draw:z-index="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4"/>
      <text:p text:style-name="P4"><draw:frame draw:style-name="fr1" draw:name="Object35" text:anchor-type="as-char" svg:y="-1.3673in" svg:width="3.3035in" svg:height="2.6398in" draw:z-index="1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4"/>
      <text:p text:style-name="P4"><text:soft-page-break/><draw:frame draw:style-name="fr1" draw:name="Object40" text:anchor-type="as-char" svg:y="-1.3673in" svg:width="5.6598in" svg:height="2.6398in" draw:z-index="1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4"/>
      <text:p text:style-name="P42"/>
      <text:p text:style-name="P37"/>
      <text:p text:style-name="P19"/>
      <text:p text:style-name="P35"/>
      <text:p text:style-name="P18">af</text:p>
      <text:p text:style-name="P1"/>
      <text:p text:style-name="P8"><draw:frame draw:style-name="fr1" draw:name="Object18" text:anchor-type="as-char" svg:y="-0.672in" svg:width="1.5311in" svg:height="1.2283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/>
      <text:p text:style-name="P8"><draw:frame draw:style-name="fr1" draw:name="Object22" text:anchor-type="as-char" svg:y="-1.2398in" svg:width="1.5492in" svg:height="2.3846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"/>
      <text:p text:style-name="P8"/>
      <text:p text:style-name="P8"/>
      <text:p text:style-name="P8"><draw:frame draw:style-name="fr1" draw:name="Object23" text:anchor-type="as-char" svg:y="-1.3673in" svg:width="2.3602in" svg:height="2.639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"/>
      <text:p text:style-name="P5"/>
      <text:p text:style-name="P5"><text:soft-page-break/><draw:frame draw:style-name="fr1" draw:name="Object16" text:anchor-type="as-char" svg:y="-1.3673in" svg:width="3.2937in" svg:height="2.6398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"/>
      <text:p text:style-name="P5"/>
      <text:p text:style-name="P5"/>
      <text:p text:style-name="P5"><draw:frame draw:style-name="fr1" draw:name="Object33" text:anchor-type="as-char" svg:y="-1.2862in" svg:width="3.2091in" svg:height="2.3846in" draw:z-index="2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/>
      <text:p text:style-name="P5"/>
      <text:p text:style-name="P5"/>
      <text:p text:style-name="P9"><draw:frame draw:style-name="fr1" draw:name="Object5" text:anchor-type="as-char" svg:y="-0.9193in" svg:width="2.6862in" svg:height="1.7425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9"/>
      <text:p text:style-name="P10"><text:soft-page-break/><draw:frame draw:style-name="fr1" draw:name="Object6" text:anchor-type="as-char" svg:y="-0.972in" svg:width="2.3244in" svg:height="1.8957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0"/>
      <text:p text:style-name="P38"/>
      <text:p text:style-name="P27"/>
      <text:p text:style-name="P28"/>
      <text:p text:style-name="P25"><draw:frame draw:style-name="fr1" draw:name="Object34" text:anchor-type="as-char" svg:y="-1.0425in" svg:width="2.3291in" svg:height="2.0181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5"/>
      <text:p text:style-name="P6"/>
      <text:p text:style-name="P31">If 0 &lt; x &lt; 2,</text:p>
      <text:p text:style-name="P21"/>
      <text:p text:style-name="P21"><draw:frame draw:style-name="fr1" draw:name="Object2" text:anchor-type="as-char" svg:y="-1.3898in" svg:width="6.4709in" svg:height="2.63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4"/>
      <text:p text:style-name="P22"/>
      <text:p text:style-name="P30">If 0 &lt; x &lt; 2,</text:p>
      <text:p text:style-name="P36"/>
      <text:p text:style-name="P23"/>
      <text:p text:style-name="P32"><draw:frame draw:style-name="fr1" draw:name="Object4" text:anchor-type="as-char" svg:y="-0.7819in" svg:width="1.7047in" svg:height="1.4665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2"/>
      <text:p text:style-name="P11"><text:soft-page-break/><draw:frame draw:style-name="fr1" draw:name="Object7" text:anchor-type="as-char" svg:y="-0.9398in" svg:width="2.3661in" svg:height="1.8311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4"/>
      <text:p text:style-name="P17"/>
      <text:p text:style-name="P17"/>
      <text:p text:style-name="P7"><draw:frame draw:style-name="fr1" draw:name="Object20" text:anchor-type="as-char" svg:y="-1.1953in" svg:width="2.7626in" svg:height="2.2874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/>
      <text:p text:style-name="P17"/>
      <text:p text:style-name="P2"><draw:frame draw:style-name="fr1" draw:name="Object1" text:anchor-type="as-char" svg:y="-1.3835in" svg:width="5.8311in" svg:height="2.6398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/>
      <text:p text:style-name="P29"><text:span text:style-name="T1">(for log, only i</text:span>f 0 &lt; x &lt; 2<text:span text:style-name="T1">)</text:span></text:p>
      <text:p text:style-name="P29"/>
      <text:p text:style-name="P29"/>
      <text:p text:style-name="P13"><draw:frame draw:style-name="fr1" draw:name="Object3" text:anchor-type="as-char" svg:y="-0.6547in" svg:width="2.998in" svg:height="1.2173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3"/>
      <text:p text:style-name="P14"><text:soft-page-break/><draw:frame draw:style-name="fr1" draw:name="Object12" text:anchor-type="as-char" svg:y="-0.9591in" svg:width="2.3783in" svg:height="1.8516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5"/>
      <text:p text:style-name="P20"/>
      <text:p text:style-name="P20"/>
      <text:p text:style-name="P12"><draw:frame draw:style-name="fr1" draw:name="Object9" text:anchor-type="as-char" svg:y="-0.6681in" svg:width="1.2516in" svg:height="1.2193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2"/>
      <text:p text:style-name="P12"><draw:frame draw:style-name="fr1" draw:name="Object10" text:anchor-type="as-char" svg:y="-1.2098in" svg:width="2.5984in" svg:height="2.3846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2"/>
      <text:p text:style-name="P12"/>
      <text:p text:style-name="P12"/>
      <text:p text:style-name="P12"><draw:frame draw:style-name="fr1" draw:name="Object11" text:anchor-type="as-char" svg:y="-1.3374in" svg:width="4.5138in" svg:height="2.639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/>
      <text:p text:style-name="P12"/>
      <text:p text:style-name="P12"><text:soft-page-break/><draw:frame draw:style-name="fr1" draw:name="Object13" text:anchor-type="as-char" svg:y="-1.3374in" svg:width="6.5744in" svg:height="2.639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"/>
      <text:p text:style-name="P12"/>
      <text:p text:style-name="P12"/>
      <text:p text:style-name="P12"><draw:frame draw:style-name="fr1" draw:name="Object8" text:anchor-type="as-char" svg:y="-1.2555in" svg:width="3.9799in" svg:height="2.3846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1"/>
      <text:p text:style-name="P39"/>
      <text:p text:style-name="P33"/>
      <text:p text:style-name="P33"/>
      <text:p text:style-name="P26"><draw:frame draw:style-name="fr1" draw:name="Object14" text:anchor-type="as-char" svg:y="-1.1799in" svg:width="2.2256in" svg:height="2.2563in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42:10.167000000</meta:creation-date>
    <dc:date>2016-06-23T10:46:28.270000000</dc:date>
    <meta:editing-duration>P5DT4H29M18S</meta:editing-duration>
    <meta:editing-cycles>121</meta:editing-cycles>
    <meta:generator>LibreOffice/5.0.0.5$Windows_x86 LibreOffice_project/1b1a90865e348b492231e1c451437d7a15bb262b</meta:generator>
    <meta:document-statistic meta:table-count="0" meta:image-count="0" meta:object-count="25" meta:page-count="12" meta:paragraph-count="29" meta:word-count="22" meta:character-count="56" meta:non-whitespace-character-count="38"/>
  </office:meta>
</office:document-meta>
</file>

<file path=Object 1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i>k</mi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i>x</mi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+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i>x</mi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+</mtext>
                  <mrow>
                    <mo stretchy="false">∑</mo>
                    <mtext/>
                  </mrow>
                </mrow>
              </msup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frac>
                              <mi>x</mi>
                              <mi>t</mi>
                            </mfrac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*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frac>
                              <mi>x</mi>
                              <mi>t</mi>
                            </mfrac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*</mtext>
                  <mrow>
                    <mo stretchy="false">∑</mo>
                    <mtext/>
                  </mrow>
                </mrow>
              </msup>
            </mrow>
          </mrow>
        </mtd>
      </mtr>
    </mtable>
    <annotation encoding="StarMath 5.0">matrix{ 

(x-1)^k
#{}={}
#{}int from 1 to x (x-1)^{k-1} dt 

##

[(x bold{-1})^k]^{"+"int""}
#{}={}
#{}int from 1 to x [(x-(t-1) bold{-1})^{k-1}]^{"+"int""} dt

##

[(x bold{-1})^k]^{"+"sum""}
#{}={}
#{}sum from t=2 to x [(x - (t-1) bold{-1})^{k-1}]^{"+"sum""}

##

[(x bold{-1})^k]^{"*"int""}
#{}={}
#{}int from 1 to x [(x over t bold{-1})^{k-1}]^{"*"int""} dt

##

[(x bold{-1})^k]^{"*"sum""}
#{}={}
#{}sum from t=2 to x [(x over t bold{-1})^{k-1}]^{"*"sum""}
}</annotation>
  </semantics>
</math>
</file>

<file path=Object 10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i>x</mi>
              <mi>z</mi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i>z</mi>
              <mo stretchy="false">⋅</mo>
              <msup>
                <mi>x</mi>
                <mrow>
                  <mi>z</mi>
                  <mo stretchy="false">−</mo>
                  <mn>1</mn>
                </mrow>
              </msup>
            </mrow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subsup>
              <mi>L</mi>
              <mrow>
                <mi>z</mi>
                <mo stretchy="false">−</mo>
                <mn>1</mn>
              </mrow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frac>
            <msup>
              <mi>x</mi>
              <mrow>
                <mo fence="true" stretchy="false">(</mo>
                <mrow>
                  <mrow>
                    <mi>z</mi>
                    <mo stretchy="false">−</mo>
                    <mn>1</mn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z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row/>
              <mo stretchy="false">−</mo>
              <mrow>
                <mfrac>
                  <mn>1</mn>
                  <mi>x</mi>
                </mfrac>
                <mo stretchy="false">⋅</mo>
                <msubsup>
                  <mi>L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row>
            </mrow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sub>
              <mi>d</mi>
              <mi>z</mi>
            </msub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{partial over {partial x}}x^z
#{}={}
#{}z cdot x^{z-1}
##

{partial over {partial x}}[x^z]^{"+"int""}
#{}={}
#{}L_{ z-1 }^(1)(1-x )

##

NABLA [x^z]^{"+"sum""}
#{}={}
#{x^(z-1)}over{ (z-1)! }

##

{partial over {partial x}}[x^z]^{"*"int""}
#{}={}
#{} {}- 1 over x cdot   L_{ -z-1 }^(1)(log x )

##

NABLA [x^z]^{"*"sum""}
#{}={}
#{}d_z( x )
}</annotation>
  </semantics>
</math>
</file>

<file path=Object 11/content.xml><?xml version="1.0" encoding="utf-8"?>
<math xmlns="http://www.w3.org/1998/Math/MathML" display="block">
  <semantics>
    <mtable>
      <mtr>
        <mtd>
          <mrow>
            <msup>
              <mi>log</mi>
              <mi>k</mi>
            </msup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∫</mo>
                  <mn>1</mn>
                  <mi>x</mi>
                </munderover>
                <mfrac>
                  <mn>1</mn>
                  <mi>t</mi>
                </mfrac>
              </mrow>
              <mo stretchy="false">⋅</mo>
              <msup>
                <mi>log</mi>
                <mrow>
                  <mi>k</mi>
                  <mo stretchy="false">−</mo>
                  <mn>1</mn>
                </mrow>
              </msup>
            </mrow>
            <mi>x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∫</mo>
                  <mn>1</mn>
                  <mi>x</mi>
                </munderover>
                <mrow>
                  <mo fence="true" stretchy="false">(</mo>
                  <mrow>
                    <mrow>
                      <mfrac>
                        <mn>1</mn>
                        <mrow>
                          <mi>t</mi>
                          <mo stretchy="false">−</mo>
                          <mn>1</mn>
                        </mrow>
                      </mfrac>
                      <mo stretchy="false">−</mo>
                      <mfrac>
                        <msup>
                          <mi>e</mi>
                          <mrow>
                            <mrow>
                              <mo stretchy="false">−</mo>
                              <mi>t</mi>
                            </mrow>
                            <mo stretchy="false">−</mo>
                            <mn>1</mn>
                          </mrow>
                        </msup>
                        <mrow>
                          <mi>t</mi>
                          <mo stretchy="false">−</mo>
                          <mn>1</mn>
                        </mrow>
                      </mfrac>
                    </mrow>
                  </mrow>
                  <mo fence="true" stretchy="false">)</mo>
                </mrow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t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+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∑</mo>
                  <mrow>
                    <mi>t</mi>
                    <mo stretchy="false">=</mo>
                    <mn>2</mn>
                  </mrow>
                  <mi>x</mi>
                </munderover>
                <mfrac>
                  <mn>1</mn>
                  <mrow>
                    <mi>t</mi>
                    <mo stretchy="false">−</mo>
                    <mn>1</mn>
                  </mrow>
                </mfrac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t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+</mtext>
                  <mrow>
                    <mo stretchy="false">∑</mo>
                    <mtext/>
                  </mrow>
                </mrow>
              </msup>
            </mrow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∫</mo>
                  <mn>1</mn>
                  <mi>x</mi>
                </munderover>
                <mrow>
                  <mo fence="true" stretchy="false">(</mo>
                  <mrow>
                    <mrow>
                      <mfrac>
                        <mn>1</mn>
                        <mrow>
                          <mi>log</mi>
                          <mi>t</mi>
                        </mrow>
                      </mfrac>
                      <mo stretchy="false">−</mo>
                      <mfrac>
                        <mn>1</mn>
                        <mrow>
                          <mi>t</mi>
                          <mi>log</mi>
                          <mi>t</mi>
                        </mrow>
                      </mfrac>
                    </mrow>
                  </mrow>
                  <mo fence="true" stretchy="false">)</mo>
                </mrow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frac>
                            <mi>x</mi>
                            <mi>t</mi>
                          </mfrac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i mathvariant="normal">κ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frac>
                            <mi>x</mi>
                            <mi>t</mi>
                          </mfrac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row>
                    <mo stretchy="false">∑</mo>
                    <mtext/>
                  </mrow>
                </mrow>
              </msup>
            </mrow>
          </mrow>
        </mtd>
      </mtr>
    </mtable>
    <annotation encoding="StarMath 5.0">matrix{ 

log^k x
#{}={}
#{}int from 1 to x {1 over t} cdot log^{k-1} x dt 

##

[log^k x]^{"+"int""}
#{}={}
#{}int from 1 to x (1 over {t-1} - e^{-t-1} over {t-1}) cdot [log^{k-1}(x-(t-1))]^{"+"int""} dt

##

[log^k x]^{"+"sum""}
#{}={}
#{}sum from t=2 to x { 1 over {t-1}} cdot [log^{k-1}(x - (t-1))]^{"+"sum""}

##

[log^k x]^{"*"int""}
#{}={}
#{}int from 1 to x (1 over {log t} - 1 over {t log t})cdot[log^{k-1}(x over t)]^{"*"int""} dt

##

[log^k x]^{"*"sum""}
#{}={}
#{}sum from t=2 to x %kappa(t) cdot [log^{k-1} (x over t) ]^{"*"sum""}
}</annotation>
  </semantics>
</math>
</file>

<file path=Object 12/content.xml><?xml version="1.0" encoding="utf-8"?>
<math xmlns="http://www.w3.org/1998/Math/MathML" display="block">
  <semantics>
    <mtable>
      <mtr>
        <mtd>
          <mrow>
            <msup>
              <mi>log</mi>
              <mn>0</mn>
            </msup>
            <mi>x</mi>
          </mrow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</mtable>
    <annotation encoding="StarMath 5.0">matrix{ 

log^0 x 
#{}={}
#1 

##

[log^0]^{"+"int""} 
#{}={}
#1

##

[log^0]^{"+"sum""} 
#{}={}
#1

##

[log^0]^{"*"int""} 
#{}={}
#1

##

[log^0]^{"*"sum""} 
#{}={}
#1
}</annotation>
  </semantics>
</math>
</file>

<file path=Object 13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/>
            </mrow>
          </mrow>
        </mtd>
        <mtd>
          <mrow>
            <mfrac>
              <mn>1</mn>
              <mi>t</mi>
            </mfrac>
            <mi mathvariant="italic">dt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/>
            </mrow>
          </mrow>
        </mtd>
        <mtd>
          <mrow>
            <mrow>
              <mfrac>
                <mn>1</mn>
                <mrow>
                  <mi>t</mi>
                  <mo stretchy="false">−</mo>
                  <mn>1</mn>
                </mrow>
              </mfrac>
              <mo stretchy="false">−</mo>
              <mfrac>
                <msup>
                  <mi>e</mi>
                  <mrow>
                    <mrow>
                      <mo stretchy="false">−</mo>
                      <mi>t</mi>
                    </mrow>
                    <mo stretchy="false">−</mo>
                    <mn>1</mn>
                  </mrow>
                </msup>
                <mrow>
                  <mi>t</mi>
                  <mo stretchy="false">−</mo>
                  <mn>1</mn>
                </mrow>
              </mfrac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/>
            </mrow>
          </mrow>
        </mtd>
        <mtd>
          <mfrac>
            <mn>1</mn>
            <mrow>
              <mi>t</mi>
              <mo stretchy="false">−</mo>
              <mn>1</mn>
            </mrow>
          </mfrac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/>
            </mrow>
          </mrow>
        </mtd>
        <mtd>
          <mrow>
            <mrow>
              <mfrac>
                <mn>1</mn>
                <mrow>
                  <mi>log</mi>
                  <mi>t</mi>
                </mrow>
              </mfrac>
              <mo stretchy="false">−</mo>
              <mfrac>
                <mn>1</mn>
                <mrow>
                  <mi>t</mi>
                  <mi>log</mi>
                  <mi>t</mi>
                </mrow>
              </mfrac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/>
            </mrow>
          </mrow>
        </mtd>
        <mtd>
          <mrow>
            <mi mathvariant="normal">κ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matrix{ 

log x 
#{}={}
#{} int from 1 to x {}
#{1 over t} dt 

##

[log x]^{"+"int""} 
#{}={}
#{} int from 1 to x {}
#{1 over {t-1} -{ e^{-t-1} over {t-1} }} dt

##

[log x]^{"+"sum""} 
#{}={}
#{} sum from t=2 to x {}
#{1 over {t-1}}

##

[log x]^{"*"int""} 
#{}={}
#{} int from 1 to x {}
#{ 1 over {log t}-1 over {t log t} } dt

##

[log x]^{"*"sum""} 
#{}={}
#{} sum from t=2 to x {}
#%kappa( t )
}</annotation>
  </semantics>
</math>
</file>

<file path=Object 14/content.xml><?xml version="1.0" encoding="utf-8"?>
<math xmlns="http://www.w3.org/1998/Math/MathML" display="block">
  <semantics>
    <mtable>
      <mtr>
        <mtd>
          <mrow>
            <msup>
              <mi>log</mi>
              <mn>2</mn>
            </msup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/>
              </mrow>
            </mrow>
          </mrow>
        </mtd>
        <mtd>
          <mrow>
            <mrow>
              <mfrac>
                <mn>1</mn>
                <mi>t</mi>
              </mfrac>
              <mo stretchy="false">⋅</mo>
              <mfrac>
                <mn>1</mn>
                <mi>u</mi>
              </mfrac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/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t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t</mi>
                          </mrow>
                          <mo stretchy="false">−</mo>
                          <mn>1</mn>
                        </mrow>
                      </msup>
                      <mrow>
                        <mi>t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u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u</mi>
                          </mrow>
                          <mo stretchy="false">−</mo>
                          <mn>1</mn>
                        </mrow>
                      </msup>
                      <mrow>
                        <mi>u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/>
              </mrow>
            </mrow>
          </mrow>
        </mtd>
        <mtd>
          <mrow>
            <mfrac>
              <mn>1</mn>
              <mrow>
                <mi>t</mi>
                <mo stretchy="false">−</mo>
                <mn>1</mn>
              </mrow>
            </mfrac>
            <mo stretchy="false">⋅</mo>
            <mfrac>
              <mn>1</mn>
              <mrow>
                <mi>u</mi>
                <mo stretchy="false">−</mo>
                <mn>1</mn>
              </mrow>
            </mfrac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/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t</mi>
                      </mrow>
                    </mfrac>
                    <mo stretchy="false">−</mo>
                    <mfrac>
                      <mn>1</mn>
                      <mrow>
                        <mi>t</mi>
                        <mi>log</mi>
                        <mi>t</mi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/>
              </mrow>
            </mrow>
          </mrow>
        </mtd>
        <mtd>
          <mrow>
            <mi mathvariant="normal">κ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normal">κ</mi>
            </mrow>
            <mrow>
              <mo fence="true" stretchy="false">(</mo>
              <mrow>
                <mi>u</mi>
              </mrow>
              <mo fence="true" stretchy="false">)</mo>
            </mrow>
          </mrow>
        </mtd>
      </mtr>
    </mtable>
    <annotation encoding="StarMath 5.0">matrix{ 

log^2 x
#{}={}
#{} int from 1 to x int from 1 to x {}
# {1 over t} cdot {1 over u} du dt

##

[log^2 x]^{"+"int""} 
#{}={}
#{} int from 1 to x int from 1 to {x - (t-1)}{}
#(1 over {t-1} - {e^{-t-1} over {t-1}}) cdot (1 over {u-1} - {e^{-u-1} over {u-1}}) du dt

##

[log^2 x]^{"+"sum""} 
#{}={}
#{} sum from t=2 to x sum from u=2 to {x - (t-1) }{}
#{1 over {t-1}}cdot{ 1 over {u-1}}

##

[log^2 x]^{"*"int""} 
#{}={}
#{} int from 1 to x int from 1 to {x over t} {}
#(1 over {log t}-{1 over {t log t}}) cdot (1 over {log u}-{1 over {u log u}})du dt

##

[log^2 x]^{"*"sum""} 
#{}={}
#{} sum from t=2 to x sum from u=2 to lfloor x over t rfloor {}
#%kappa( t ) cdot %kappa( u )
}</annotation>
  </semantics>
</math>
</file>

<file path=Object 15/content.xml><?xml version="1.0" encoding="utf-8"?>
<math xmlns="http://www.w3.org/1998/Math/MathML" display="block">
  <semantics>
    <mtable>
      <mtr>
        <mtd>
          <mrow>
            <msup>
              <mi>log</mi>
              <mn>3</mn>
            </msup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row/>
                </mrow>
              </mrow>
            </mrow>
          </mrow>
        </mtd>
        <mtd>
          <mrow>
            <mrow>
              <mfrac>
                <mn>1</mn>
                <mi>t</mi>
              </mfrac>
              <mo stretchy="false">⋅</mo>
              <mfrac>
                <mn>1</mn>
                <mi>u</mi>
              </mfrac>
              <mo stretchy="false">⋅</mo>
              <mfrac>
                <mn>1</mn>
                <mi>v</mi>
              </mfrac>
            </mrow>
            <mi mathvariant="italic">dv</mi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row/>
                </mrow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t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t</mi>
                          </mrow>
                          <mo stretchy="false">−</mo>
                          <mn>1</mn>
                        </mrow>
                      </msup>
                      <mrow>
                        <mi>t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u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u</mi>
                          </mrow>
                          <mo stretchy="false">−</mo>
                          <mn>1</mn>
                        </mrow>
                      </msup>
                      <mrow>
                        <mi>u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v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v</mi>
                          </mrow>
                          <mo stretchy="false">−</mo>
                          <mn>1</mn>
                        </mrow>
                      </msup>
                      <mrow>
                        <mi>v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</mrow>
            <mi mathvariant="italic">dv</mi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row/>
                </mrow>
              </mrow>
            </mrow>
          </mrow>
        </mtd>
        <mtd>
          <mrow>
            <mfrac>
              <mn>1</mn>
              <mrow>
                <mi>t</mi>
                <mo stretchy="false">−</mo>
                <mn>1</mn>
              </mrow>
            </mfrac>
            <mo stretchy="false">⋅</mo>
            <mfrac>
              <mn>1</mn>
              <mrow>
                <mi>u</mi>
                <mo stretchy="false">−</mo>
                <mn>1</mn>
              </mrow>
            </mfrac>
            <mo stretchy="false">⋅</mo>
            <mfrac>
              <mn>1</mn>
              <mrow>
                <mi>v</mi>
                <mo stretchy="false">−</mo>
                <mn>1</mn>
              </mrow>
            </mfrac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row/>
                </mrow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t</mi>
                      </mrow>
                    </mfrac>
                    <mo stretchy="false">−</mo>
                    <mfrac>
                      <mn>1</mn>
                      <mrow>
                        <mi>t</mi>
                        <mi>log</mi>
                        <mi>t</mi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v</mi>
                      </mrow>
                    </mfrac>
                    <mo stretchy="false">−</mo>
                    <mfrac>
                      <mn>1</mn>
                      <mrow>
                        <mi>v</mi>
                        <mi>log</mi>
                        <mi>v</mi>
                      </mrow>
                    </mfrac>
                  </mrow>
                </mrow>
                <mo fence="true" stretchy="false">)</mo>
              </mrow>
            </mrow>
            <mi mathvariant="italic">dv</mi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row/>
                </mrow>
              </mrow>
            </mrow>
          </mrow>
        </mtd>
        <mtd>
          <mrow>
            <mi mathvariant="normal">κ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normal">κ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⋅</mo>
              <mi mathvariant="normal">κ</mi>
            </mrow>
            <mrow>
              <mo fence="true" stretchy="false">(</mo>
              <mrow>
                <mi>v</mi>
              </mrow>
              <mo fence="true" stretchy="false">)</mo>
            </mrow>
          </mrow>
        </mtd>
      </mtr>
    </mtable>
    <annotation encoding="StarMath 5.0">matrix{ 

log^3 x
#{}={}
#{}int from 1 to x int from 1 to x int from 1 to x {}
#{1 over t} cdot {1 over u} cdot {1 over v} dv du dt 

##

[log^3 x]^{"+"int""} 
#{}={}
#{}int from 1 to x int from 1 to {x - (t-1)} int from 1 to {x - (t-1)  - (u-1)} {}
#(1 over {t-1}-{{e^{-t-1}}over{t-1}}) cdot (1 over {u-1}-{{e^{-u-1}}over{u-1}}) cdot (1 over {v-1}-{{e^{-v-1}}over{v-1}}) dv du dt

##

[log^3 x]^{"+"sum""} 
#{}={}
#{}sum from t=2 to x sum from u=2 to {x - (t-1) } sum from v=2 to {x - (t-1) - (u-1)}{}
#{1 over { t-1 }} cdot {1 over { u-1 }} cdot {1 over { v-1 }}

##

[log^3 x]^{"*"int""} 
#{}={}
#{}int from 1 to x int from 1 to {x over t} int from 1 to {x over {t u}} {}
#(1 over {log t}-1 over {t log t}) cdot (1 over {log u}-1 over {u log u}) cdot (1 over {log v}-1 over {v log v}) dv du dt

##

[log^3 x]^{"*"sum""} 
#{}={}
#{}sum from t=2 to x sum from u=2 to lfloor x over t rfloor sum from v=2 to lfloor x over {t cdot u} rfloor {}
#%kappa( t ) cdot %kappa( u ) cdot %kappa( v )
}</annotation>
  </semantics>
</math>
</file>

<file path=Object 16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3</mn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</mtr>
    </mtable>
    <annotation encoding="StarMath 5.0">matrix{ 

(x-1)^3 
#{}={}
# {}int from 1 to x int from 1 to x int from 1 to x dv du dt 

##

[(x bold{-1})^3]^{"+"int""} 
#{}={}
# {}int from 1 to x int from 1 to {x - (t-1)} int from 1 to {x - (t-1)  - (u-1)} dv du dt

##

[(x bold{-1})^3]^{"+"sum""} 
#{}={}
# {}sum from t=2 to x sum from u=2 to {x - (t-1) } sum from v=2 to {x - (t-1) - (u-1)} 1

##

[(x bold{-1})^3]^{"*"int""} 
#{}={}
# {}int from 1 to x int from 1 to {x over t} int from 1 to {x over {t u}} dv du dt

##

[(x bold{-1})^3]^{"*"sum""} 
#{}={}
# {}sum from t=2 to x sum from u=2 to lfloor x over t rfloor sum from v=2 to lfloor x over {t cdot u} rfloor 1
}</annotation>
  </semantics>
</math>
</file>

<file path=Object 17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0</mn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</mtable>
    <annotation encoding="StarMath 5.0">matrix{ 

(x-1)^0 
#{}={}
#1 

##

[(x bold{-1})^0]^{"+"int""} 
#{}={}
#1

##

[(x bold{-1})^0]^{"+"sum""} 
#{}={}
#1

##

[(x bold{-1})^0]^{"*"int""} 
#{}={}
#1

##

[(x bold{-1})^0]^{"*"sum""} 
#{}={}
#1
}</annotation>
  </semantics>
</math>
</file>

<file path=Object 18/content.xml><?xml version="1.0" encoding="utf-8"?>
<math xmlns="http://www.w3.org/1998/Math/MathML" display="block">
  <semantics>
    <mtable>
      <mtr>
        <mtd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</mtable>
    <annotation encoding="StarMath 5.0">matrix{ 

(x - 1) 
#{}={}
# {} int from 1 to x dt 

##

[x bold{-1}]^{"+"int""} 
#{}={}
# {} int from 1 to x dt

##

[x bold{-1}]^{"+"sum""} 
#{}={}
# {} sum from t=2 to x 1

##

[x bold{-1}]^{"*"int""} 
#{}={}
# {} int from 1 to x dt

##

[x bold{-1}]^{"*"sum""} 
#{}={}
# {} sum from t=2 to x 1
}</annotation>
  </semantics>
</math>
</file>

<file path=Object 19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2</mn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</mtr>
    </mtable>
    <annotation encoding="StarMath 5.0">matrix{ 

(x-1)^2
#{}={}
# {} int from 1 to x int from 1 to x du dt

##

[(x bold{-1})^2]^{"+"int""} 
#{}={}
# {} int from 1 to x int from 1 to {x - (t-1)} du dt

##

[(x bold{-1})^2]^{"+"sum""} 
#{}={}
# {} sum from t=2 to x sum from u=2 to {x - (t-1) } 1

##

[(x bold{-1})^2]^{"*"int""} 
#{}={}
# {} int from 1 to x int from 1 to {x over t} du dt

##

[(x bold{-1})^2]^{"*"sum""} 
#{}={}
# {} sum from t=2 to x sum from u=2 to lfloor x over t rfloor 1
}</annotation>
  </semantics>
</math>
</file>

<file path=Object 2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−</mo>
              <mrow/>
            </mrow>
            <mn>...</mn>
          </mrow>
        </mtd>
      </mtr>
    </mtable>
    <annotation encoding="StarMath 5.0">matrix{ 

log x 
#{}={}
#{}int from 1 to x dt 
#{}-{}#{1 over 2}int from 1 to x int from 1 to x du dt
#{}+{}#{1 over 3}int from 1 to x int from 1 to x int from 1 to x dv du dt 
#{}-{}...

##

[log x]^{"+"int""} 
#{}={}
#{}int from 1 to x dt
#{}-{}# {1 over 2}int from 1 to x int from 1 to {x - (t-1)} du dt
#{}+{}# {1 over 3}int from 1 to x int from 1 to {x - (t-1)} int from 1 to {x - (t-1)  - (u-1)} dv du dt
#{}-{}...

##

[log x]^{"+"sum""} 
#{}={}
#{}sum from t=2 to x 1
#{}-{}# {1 over 2}sum from t=2 to x sum from u=2 to {x - (t-1) } 1
#{}+{}# {1 over 3}sum from t=2 to x sum from u=2 to {x - (t-1) } sum from v=2 to {x - (t-1) - (u-1)} 1
#{}-{}...

##

[log x]^{"*"int""} 
#{}={}
#{}int from 1 to x dt
#{}-{}# {1 over 2}int from 1 to x int from 1 to {x over t} du dt
#{}+{}# {1 over 3}int from 1 to x int from 1 to {x over t} int from 1 to {x over {t u}} dv du dt
#{}-{}...

##

[log x]^{"*"sum""} 
#{}={}
#{}sum from t=2 to x 1
#{}-{}# {1 over 2}sum from t=2 to x sum from u=2 to lfloor x over t rfloor 1
#{}+{}# {1 over 3}sum from t=2 to x sum from u=2 to lfloor x over t rfloor sum from v=2 to lfloor x over {t cdot u} rfloor 1
#{}-{}...
}</annotation>
  </semantics>
</math>
</file>

<file path=Object 20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x</mi>
              </mrow>
            </mfrac>
            <mi>log</mi>
            <mi>x</mi>
          </mrow>
        </mtd>
        <mtd>
          <mrow>
            <mrow/>
            <mo stretchy="false">=</mo>
            <mrow/>
          </mrow>
        </mtd>
        <mtd>
          <mrow>
            <mi>log</mi>
            <mi>x</mi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−</mo>
              <mfrac>
                <msup>
                  <mi>e</mi>
                  <mrow>
                    <mrow>
                      <mo stretchy="false">−</mo>
                      <mi>x</mi>
                    </mrow>
                    <mo stretchy="false">−</mo>
                    <mn>1</mn>
                  </mrow>
                </msup>
                <mrow>
                  <mi>x</mi>
                  <mo stretchy="false">−</mo>
                  <mn>1</mn>
                </mrow>
              </mfrac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frac>
              <mn>1</mn>
              <mrow>
                <mi>x</mi>
                <mo stretchy="false">−</mo>
                <mn>1</mn>
              </mrow>
            </mfrac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frac>
                <mn>1</mn>
                <mrow>
                  <mi>log</mi>
                  <mi>x</mi>
                </mrow>
              </mfrac>
              <mo stretchy="false">−</mo>
              <mfrac>
                <mn>1</mn>
                <mrow>
                  <mi>x</mi>
                  <mi>log</mi>
                  <mi>x</mi>
                </mrow>
              </mfrac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i mathvariant="normal">κ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{partial over {partial x}}log x
#{}={}
#log x

##

{partial over {partial x}}[log x]^{"+"int""}
#{}={}
#{} 1 over { x-1 } - e^{ -x-1 } over { x-1 }

##

nabla [log x]^{"+"sum""}
#{}={}
#{}1 over { x-1 }

##

{partial over {partial x}}[log x]^{"*"int""}
#{}={}
#{}1 over { log x }-{ 1 over {x log x} }

##

nabla [log x]^{"*"sum""}
#{}={}
#{}%kappa( x )
}</annotation>
  </semantics>
</math>
</file>

<file path=Object 21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i>log</mi>
              <mi>k</mi>
            </msup>
            <mi>x</mi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</mtr>
    </mtable>
    <annotation encoding="StarMath 5.0">matrix{ 

x^z
#{}={}
#{}sum from k=0 to infinity {z^k over {k!}}log^k x
##

[x^z]^{"+"int""}
#{}={}
#{}sum from k=0 to infinity {z^k over {k!}}[log^k x]^{"+"int""}

##

[x^z]^{"+"sum""}
#{}={}
#{}sum from k=0 to infinity {z^k over {k!}}[log^k x]^{"+"sum""}

##

[x^z]^{"*"int""}
#{}={}
#{}sum from k=0 to infinity {z^k over {k!}}[log^k x]^{"*"int""}

##

[x^z]^{"*"sum""}
#{}={}
#{}sum from k=0 to infinity {z^k over {k!}}[log^k x]^{"*"sum""}
}</annotation>
  </semantics>
</math>
</file>

<file path=Object 3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+</mo>
              <mrow/>
            </mrow>
            <mn>...</mn>
          </mrow>
        </mtd>
      </mtr>
    </mtable>
    <annotation encoding="StarMath 5.0">matrix{ 

x^z 
#{}={}
#1 
#{}+{}#(binom{z}{1})int from 1 to x dt 
#{}+{}#(binom{z}{2})int from 1 to x int from 1 to x du dt
#{}+{}#(binom{z}{3})int from 1 to x int from 1 to x int from 1 to x dv du dt 
#{}+{}...

##

[x^z]^{"+"int""} 
#{}={}
#1
#{}+{}# (binom{z}{1})int from 1 to x dt
#{}+{}# (binom{z}{2})int from 1 to x int from 1 to {x - (t-1)} du dt
#{}+{}# (binom{z}{3})int from 1 to x int from 1 to {x - (t-1)} int from 1 to {x - (t-1)  - (u-1)} dv du dt
#{}+{}...

##

[x^z]^{"+"sum""} 
#{}={}
#1
#{}+{}# (binom{z}{1})sum from t=2 to x 1
#{}+{}# (binom{z}{2})sum from t=2 to x sum from u=2 to {x - (t-1) } 1
#{}+{}# (binom{z}{3})sum from t=2 to x sum from u=2 to {x - (t-1) } sum from v=2 to {x - (t-1) - (u-1)} 1
#{}+{}...

##

[x^z]^{"*"int""} 
#{}={}
#1
#{}+{}# (binom{z}{1})int from 1 to x dt
#{}+{}# (binom{z}{2})int from 1 to x int from 1 to {x over t} du dt
#{}+{}# (binom{z}{3})int from 1 to x int from 1 to {x over t} int from 1 to {x over {t u}} dv du dt
#{}+{} ...

##

[x^z]^{"*"sum""} 
#{}={}
#1
#{}+{}# (binom{z}{1})sum from t=2 to x 1
#{}+{}# (binom{z}{2})sum from t=2 to x sum from u=2 to lfloor x over t rfloor 1
#{}+{}# (binom{z}{3})sum from t=2 to x sum from u=2 to lfloor x over t rfloor sum from v=2 to lfloor x over {t cdot u} rfloor 1
#{}+{} ...
}</annotation>
  </semantics>
</math>
</file>

<file path=Object 35/content.xml><?xml version="1.0" encoding="utf-8"?>
<math xmlns="http://www.w3.org/1998/Math/MathML" display="block">
  <semantics>
    <mtable>
      <mtr>
        <mtd>
          <msup>
            <mi>x</mi>
            <mn>0</mn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</mtable>
    <annotation encoding="StarMath 5.0">matrix{ 

x^0 
#{}={}
#1 

##

[x^0]^{"+"int""} 
#{}={}
#1

##

[x^0]^{"+"sum""} 
#{}={}
#1

##

[x^0]^{"*"int""} 
#{}={}
#1

##

[x^0]^{"*"sum""} 
#{}={}
#1
}</annotation>
  </semantics>
</math>
</file>

<file path=Object 4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</mtr>
    </mtable>
    <annotation encoding="StarMath 5.0">matrix{ 

x^z
#{}={}
#{}sum from k=0 to infinity (binom{z}{k})(x-1)^{k}

##

[x^z]^{"+"int""}
#{}={}
#{}sum from k=0 to infinity (binom{z}{k})[(x bold{-1})^{k}]^{"+"int""}

##

[x^z]^{"+"sum""}
#{}={}
#{}sum from k=0 to infinity (binom{z}{k})[(x bold{-1})^{k}]^{"+"sum""}

##

[x^z]^{"*"int""}
#{}={}
#{}sum from k=0 to infinity (binom{z}{k})[(x bold{-1})^k]^{"*"int""}

##

[x^z]^{"*"sum""}
#{}={}
#{}sum from k=0 to infinity (binom{z}{k})[(x bold{-1})^{k}]^{"*"sum""}
}</annotation>
  </semantics>
</math>
</file>

<file path=Object 40/content.xml><?xml version="1.0" encoding="utf-8"?>
<math xmlns="http://www.w3.org/1998/Math/MathML" display="block">
  <semantics>
    <mtable>
      <mtr>
        <mtd>
          <mi>x</mi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</mtable>
    <annotation encoding="StarMath 5.0">matrix{ 

x 
#{}={}
#1 
#{}+{}# {} int from 1 to x dt 

##

[x]^{"+"int""} 
#{}={}
#1
#{}+{}# {} int from 1 to x dt

##

[x]^{"+"sum""} 
#{}={}
#1
#{}+{}# {} sum from t=2 to x 1

##

[x]^{"*"int""} 
#{}={}
#1
#{}+{}# {} int from 1 to x dt

##

[x]^{"*"sum""} 
#{}={}
#1
#{}+{}# {} sum from t=2 to x 1
}</annotation>
  </semantics>
</math>
</file>

<file path=Object 41/content.xml><?xml version="1.0" encoding="utf-8"?>
<math xmlns="http://www.w3.org/1998/Math/MathML" display="block">
  <semantics>
    <mtable>
      <mtr>
        <mtd>
          <msup>
            <mi>x</mi>
            <mn>2</mn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</mtr>
    </mtable>
    <annotation encoding="StarMath 5.0">matrix{ 

x^2
#{}={}
#1 
#{}+{}# {} 2 int from 1 to x dt 
#{}+{}# {} int from 1 to x int from 1 to x du dt

##

[x^2]^{"+"int""} 
#{}={}
#1
#{}+{}# {} 2 int from 1 to x dt
#{}+{}# {} int from 1 to x int from 1 to {x - (t-1)} du dt

##

[x^2]^{"+"sum""} 
#{}={}
#1
#{}+{}# {} 2 sum from t=2 to x 1
#{}+{}# {} sum from t=2 to x sum from u=2 to {x - (t-1) } 1

##

[x^2]^{"*"int""} 
#{}={}
#1
#{}+{}# {} 2 int from 1 to x dt
#{}+{}# {} int from 1 to x int from 1 to {x over t} du dt

##

[x^2]^{"*"sum""} 
#{}={}
#1
#{}+{}# {} 2 sum from t=2 to x 1
#{}+{}# {} sum from t=2 to x sum from u=2 to lfloor x over t rfloor 1
}</annotation>
  </semantics>
</math>
</file>

<file path=Object 42/content.xml><?xml version="1.0" encoding="utf-8"?>
<math xmlns="http://www.w3.org/1998/Math/MathML" display="block">
  <semantics>
    <mtable>
      <mtr>
        <mtd>
          <msup>
            <mi>x</mi>
            <mn>3</mn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</mtr>
    </mtable>
    <annotation encoding="StarMath 5.0">matrix{ 

x^3 
#{}={}
#1 
#{}+{}# {}3 int from 1 to x dt 
#{}+{}# {}3 int from 1 to x int from 1 to x du dt
#{}+{}# {}int from 1 to x int from 1 to x int from 1 to x dv du dt 

##

[x^3]^{"+"int""} 
#{}={}
#1
#{}+{}# {}3 int from 1 to x dt
#{}+{}# {}3 int from 1 to x int from 1 to {x - (t-1)} du dt
#{}+{}# {}int from 1 to x int from 1 to {x - (t-1)} int from 1 to {x - (t-1)  - (u-1)} dv du dt

##

[x^3]^{"+"sum""} 
#{}={}
#1
#{}+{}# {}3 sum from t=2 to x 1
#{}+{}# {}3 sum from t=2 to x sum from u=2 to {x - (t-1) } 1
#{}+{}# {}sum from t=2 to x sum from u=2 to {x - (t-1) } sum from v=2 to {x - (t-1) - (u-1)} 1

##

[x^3]^{"*"int""} 
#{}={}
#1
#{}+{}# {}3 int from 1 to x dt
#{}+{}# {}3 int from 1 to x int from 1 to {x over t} du dt
#{}+{}# {}int from 1 to x int from 1 to {x over t} int from 1 to {x over {t u}} dv du dt

##

[x^3]^{"*"sum""} 
#{}={}
#1
#{}+{}# {}3 sum from t=2 to x 1
#{}+{}# {}3 sum from t=2 to x sum from u=2 to lfloor x over t rfloor 1
#{}+{}# {}sum from t=2 to x sum from u=2 to lfloor x over t rfloor sum from v=2 to lfloor x over {t cdot u} rfloor 1
}</annotation>
  </semantics>
</math>
</file>

<file path=Object 5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</mtr>
    </mtable>
    <annotation encoding="StarMath 5.0">matrix{ 

log x
#{}={}
#{}sum from k=1 to infinity {(-1)^{k+1} over k}(x-1)^{k}

##

[log x]^{"+"int""}
#{}={}
#{}sum from k=1 to infinity {(-1)^{k+1} over k}[(x bold{-1})^{k}]^{"+"int""}

##

[log x]^{"+"sum""}
#{}={}
#{}sum from k=1 to infinity {(-1)^{k+1} over k}[(x bold{-1})^{k}]^{"+"sum""}

##

[log x]^{"*"int""}
#{}={}
#{}sum from k=1 to infinity {(-1)^{k+1} over k}[(x bold{-1})^k]^{"*"int""}

##

[log x]^{"*"sum""}
#{}={}
#{}sum from k=1 to infinity {(-1)^{k+1} over k}[(x bold{-1})^{k}]^{"*"sum""}
}</annotation>
  </semantics>
</math>
</file>

<file path=Object 6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i>log</mi>
            <mi>x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i mathvariant="normal">Γ</mi>
            <mrow>
              <mrow>
                <mo fence="true" stretchy="false">(</mo>
                <mrow>
                  <mrow>
                    <mn>0,</mn>
                    <mo stretchy="false">−</mo>
                    <mi>x</mi>
                    <mo stretchy="false">+</mo>
                    <mn>1</mn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normal">γ</mi>
            </mrow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H</mi>
              <mrow>
                <mi>x</mi>
                <mo stretchy="false">−</mo>
                <mn>1</mn>
              </mrow>
            </msub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i mathvariant="italic">li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og</mi>
            </mrow>
            <mi>log</mi>
            <mrow>
              <mi>x</mi>
              <mo stretchy="false">−</mo>
              <mi mathvariant="normal">γ</mi>
            </mrow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i mathvariant="normal">Π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log x
#{}={}
#log x

##

[log x]^{"+"int""}
#{}={}
#{}%GAMMA( 0,-x+1 )+log( x-1 )+%gamma

##

[log x]^{"+"sum""}
#{}={}
#{}H_{ x-1 }

##

[log x]^{"*"int""}
#{}={}
#{}li( x ) - log log x - %gamma

##

[log x]^{"*"sum""}
#{}={}
#{}%PI( x )
}</annotation>
  </semantics>
</math>
</file>

<file path=Object 7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sup>
            <mi>x</mi>
            <mi>z</mi>
          </msup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L</mi>
              <mi>z</mi>
            </msub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frac>
              <msup>
                <mi>x</mi>
                <mrow>
                  <mo fence="true" stretchy="false">(</mo>
                  <mrow>
                    <mi>z</mi>
                  </mrow>
                  <mo fence="true" stretchy="false">)</mo>
                </mrow>
              </msup>
              <mrow>
                <mi>z</mi>
                <mi>!</mi>
              </mrow>
            </mfrac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L</mi>
              <mrow>
                <mo stretchy="false">−</mo>
                <mi>z</mi>
              </mrow>
            </msub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D</mi>
              <mi>z</mi>
            </msub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x^z
#{}={}
#x^z

##

[x^z]^{"+"int""}
#{}={}
#{}L_z( 1-x )

##

[x^z]^{"+"sum""}
#{}={}
#{}{x^(z)}over{ z! }

##

[x^z]^{"*"int""}
#{}={}
#{}L_{-z}( log x )

##

[x^z]^{"*"sum""}
#{}={}
#{}D_z( x )
}</annotation>
  </semantics>
</math>
</file>

<file path=Object 8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i>k</mi>
          </msup>
        </mtd>
        <mtd>
          <mrow>
            <mrow/>
            <mo stretchy="false">=</mo>
            <mrow/>
          </mrow>
        </mtd>
        <mtd>
          <mrow>
            <mrow/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</mrow>
            </mfrac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o fence="true" stretchy="false">(</mo>
            <mrow>
              <mtable>
                <mtr>
                  <mtd>
                    <mrow>
                      <mi>x</mi>
                      <mo stretchy="false">−</mo>
                      <mn>1</mn>
                    </mrow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⋅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log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D</mi>
              <mi>k</mi>
            </msub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(x-1)^k
#{}={}
#{}(x-1)^k
##

[(x bold{-1})^k]^{"+"int""}
#{}={}
#{}{(x-1)^k}over{ k! }

##

[(x bold{-1})^k]^{"+"sum""}
#{}={}
#(binom{x-1}{k})

##

[(x bold{-1})^k]^{"*"int""}
#{}={}
#{}(-1)^k cdot {{ %gamma(k,-log x) }over{ %GAMMA(k) }}

##

[(x bold{-1})^k]^{"*"sum""}
#{}={}
#{}D_k'( x )
}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i>k</mi>
              <mo stretchy="false">⋅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o fence="true" stretchy="false">(</mo>
            <mrow>
              <mtable>
                <mtr>
                  <mtd>
                    <mrow>
                      <mi>x</mi>
                      <mo stretchy="false">−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frac>
              <mrow>
                <msup>
                  <mi>log</mi>
                  <mrow>
                    <mi>k</mi>
                    <mo stretchy="false">−</mo>
                    <mn>1</mn>
                  </mrow>
                </msup>
                <mi>x</mi>
              </mrow>
              <mrow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sub>
              <mi>d</mi>
              <mi>k</mi>
            </msub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{partial over {partial x}}(x-1)^k
#{}={}
#{}k cdot (x-1)^{k-1}
##

{partial over {partial x}}[(x bold{-1})^k]^{"+"int""}
#{}={}
#{}(x-1)^{k-1} over { (k-1)! }

##

NABLA [(x bold{-1})^k]^{"+"sum""}
#{}={}
#(binom{x-2}{k-1})

##

{partial over {partial x}}[(x bold{-1})^k]^{"*"int""}
#{}={}
#{} {{ log^{k-1} x }over{ (k-1)! }}

##

NABLA [(x bold{-1})^k]^{"*"sum""}
#{}={}
#{}d_k'( x )
}</annotation>
  </semantics>
</math>
</file>